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75116" officeooo:paragraph-rsid="00175116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175116" officeooo:paragraph-rsid="0017511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175116" officeooo:paragraph-rsid="0093539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475d6f" officeooo:paragraph-rsid="0048f31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paragraph-rsid="0048f315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normal" officeooo:rsid="00175116" officeooo:paragraph-rsid="009940b6" style:font-weight-asian="normal" style:font-weight-complex="normal"/>
    </style:style>
    <style:style style:name="T1" style:family="text">
      <style:text-properties fo:font-weight="normal" officeooo:rsid="001b1735" style:font-weight-asian="normal" style:font-weight-complex="normal"/>
    </style:style>
    <style:style style:name="T2" style:family="text">
      <style:text-properties fo:font-weight="normal" officeooo:rsid="0032db47" style:font-weight-asian="normal" style:font-weight-complex="normal"/>
    </style:style>
    <style:style style:name="T3" style:family="text">
      <style:text-properties fo:font-weight="normal" officeooo:rsid="00339ea0" style:font-weight-asian="normal" style:font-weight-complex="normal"/>
    </style:style>
    <style:style style:name="T4" style:family="text">
      <style:text-properties fo:font-weight="normal" officeooo:rsid="00356c8d" style:font-weight-asian="normal" style:font-weight-complex="normal"/>
    </style:style>
    <style:style style:name="T5" style:family="text">
      <style:text-properties fo:font-weight="normal" officeooo:rsid="0037f1ec" style:font-weight-asian="normal" style:font-weight-complex="normal"/>
    </style:style>
    <style:style style:name="T6" style:family="text">
      <style:text-properties fo:font-weight="normal" officeooo:rsid="00388e4a" style:font-weight-asian="normal" style:font-weight-complex="normal"/>
    </style:style>
    <style:style style:name="T7" style:family="text">
      <style:text-properties fo:font-weight="normal" officeooo:rsid="0039caeb" style:font-weight-asian="normal" style:font-weight-complex="normal"/>
    </style:style>
    <style:style style:name="T8" style:family="text">
      <style:text-properties fo:font-weight="normal" officeooo:rsid="003a6e43" style:font-weight-asian="normal" style:font-weight-complex="normal"/>
    </style:style>
    <style:style style:name="T9" style:family="text">
      <style:text-properties fo:font-weight="normal" officeooo:rsid="003abfdd" style:font-weight-asian="normal" style:font-weight-complex="normal"/>
    </style:style>
    <style:style style:name="T10" style:family="text">
      <style:text-properties fo:font-weight="normal" officeooo:rsid="003b66c4" style:font-weight-asian="normal" style:font-weight-complex="normal"/>
    </style:style>
    <style:style style:name="T11" style:family="text">
      <style:text-properties fo:font-weight="normal" officeooo:rsid="003ebfa3" style:font-weight-asian="normal" style:font-weight-complex="normal"/>
    </style:style>
    <style:style style:name="T12" style:family="text">
      <style:text-properties fo:font-weight="normal" officeooo:rsid="004103a9" style:font-weight-asian="normal" style:font-weight-complex="normal"/>
    </style:style>
    <style:style style:name="T13" style:family="text">
      <style:text-properties fo:font-weight="normal" officeooo:rsid="0044f7a9" style:font-weight-asian="normal" style:font-weight-complex="normal"/>
    </style:style>
    <style:style style:name="T14" style:family="text">
      <style:text-properties fo:font-weight="normal" officeooo:rsid="0046b67a" style:font-weight-asian="normal" style:font-weight-complex="normal"/>
    </style:style>
    <style:style style:name="T15" style:family="text">
      <style:text-properties fo:font-weight="normal" officeooo:rsid="00504e0d" style:font-weight-asian="normal" style:font-weight-complex="normal"/>
    </style:style>
    <style:style style:name="T16" style:family="text">
      <style:text-properties fo:font-weight="normal" officeooo:rsid="0054bd60" style:font-weight-asian="normal" style:font-weight-complex="normal"/>
    </style:style>
    <style:style style:name="T17" style:family="text">
      <style:text-properties fo:font-weight="normal" officeooo:rsid="00554c2d" style:font-weight-asian="normal" style:font-weight-complex="normal"/>
    </style:style>
    <style:style style:name="T18" style:family="text">
      <style:text-properties fo:font-weight="normal" officeooo:rsid="0056b376" style:font-weight-asian="normal" style:font-weight-complex="normal"/>
    </style:style>
    <style:style style:name="T19" style:family="text">
      <style:text-properties fo:font-weight="normal" officeooo:rsid="00589a9c" style:font-weight-asian="normal" style:font-weight-complex="normal"/>
    </style:style>
    <style:style style:name="T20" style:family="text">
      <style:text-properties fo:font-weight="normal" officeooo:rsid="005a8c9d" style:font-weight-asian="normal" style:font-weight-complex="normal"/>
    </style:style>
    <style:style style:name="T21" style:family="text">
      <style:text-properties fo:font-weight="normal" officeooo:rsid="005fb2e8" style:font-weight-asian="normal" style:font-weight-complex="normal"/>
    </style:style>
    <style:style style:name="T22" style:family="text">
      <style:text-properties fo:font-weight="normal" officeooo:rsid="00601028" style:font-weight-asian="normal" style:font-weight-complex="normal"/>
    </style:style>
    <style:style style:name="T23" style:family="text">
      <style:text-properties fo:font-weight="normal" officeooo:rsid="006230eb" style:font-weight-asian="normal" style:font-weight-complex="normal"/>
    </style:style>
    <style:style style:name="T24" style:family="text">
      <style:text-properties fo:font-weight="normal" officeooo:rsid="0064147f" style:font-weight-asian="normal" style:font-weight-complex="normal"/>
    </style:style>
    <style:style style:name="T25" style:family="text">
      <style:text-properties fo:font-weight="normal" officeooo:rsid="00651261" style:font-weight-asian="normal" style:font-weight-complex="normal"/>
    </style:style>
    <style:style style:name="T26" style:family="text">
      <style:text-properties fo:font-weight="normal" officeooo:rsid="006616ec" style:font-weight-asian="normal" style:font-weight-complex="normal"/>
    </style:style>
    <style:style style:name="T27" style:family="text">
      <style:text-properties fo:font-weight="normal" officeooo:rsid="0067d665" style:font-weight-asian="normal" style:font-weight-complex="normal"/>
    </style:style>
    <style:style style:name="T28" style:family="text">
      <style:text-properties fo:font-weight="normal" officeooo:rsid="0068f229" style:font-weight-asian="normal" style:font-weight-complex="normal"/>
    </style:style>
    <style:style style:name="T29" style:family="text">
      <style:text-properties fo:font-weight="normal" officeooo:rsid="006aeade" style:font-weight-asian="normal" style:font-weight-complex="normal"/>
    </style:style>
    <style:style style:name="T30" style:family="text">
      <style:text-properties fo:font-weight="normal" officeooo:rsid="006af121" style:font-weight-asian="normal" style:font-weight-complex="normal"/>
    </style:style>
    <style:style style:name="T31" style:family="text">
      <style:text-properties fo:font-weight="normal" officeooo:rsid="006e0c2e" style:font-weight-asian="normal" style:font-weight-complex="normal"/>
    </style:style>
    <style:style style:name="T32" style:family="text">
      <style:text-properties fo:font-weight="normal" officeooo:rsid="00855184" style:font-weight-asian="normal" style:font-weight-complex="normal"/>
    </style:style>
    <style:style style:name="T33" style:family="text">
      <style:text-properties fo:font-weight="normal" officeooo:rsid="0085e1e5" style:font-weight-asian="normal" style:font-weight-complex="normal"/>
    </style:style>
    <style:style style:name="T34" style:family="text">
      <style:text-properties fo:font-weight="normal" officeooo:rsid="00865572" style:font-weight-asian="normal" style:font-weight-complex="normal"/>
    </style:style>
    <style:style style:name="T35" style:family="text">
      <style:text-properties fo:font-weight="normal" officeooo:rsid="0086a8ec" style:font-weight-asian="normal" style:font-weight-complex="normal"/>
    </style:style>
    <style:style style:name="T36" style:family="text">
      <style:text-properties fo:font-weight="normal" officeooo:rsid="0087ea52" style:font-weight-asian="normal" style:font-weight-complex="normal"/>
    </style:style>
    <style:style style:name="T37" style:family="text">
      <style:text-properties fo:font-weight="normal" officeooo:rsid="008c5f97" style:font-weight-asian="normal" style:font-weight-complex="normal"/>
    </style:style>
    <style:style style:name="T38" style:family="text">
      <style:text-properties fo:font-weight="normal" officeooo:rsid="008c8d3d" style:font-weight-asian="normal" style:font-weight-complex="normal"/>
    </style:style>
    <style:style style:name="T39" style:family="text">
      <style:text-properties fo:font-weight="normal" officeooo:rsid="008fe941" style:font-weight-asian="normal" style:font-weight-complex="normal"/>
    </style:style>
    <style:style style:name="T40" style:family="text">
      <style:text-properties fo:font-weight="normal" officeooo:rsid="009156c3" style:font-weight-asian="normal" style:font-weight-complex="normal"/>
    </style:style>
    <style:style style:name="T41" style:family="text">
      <style:text-properties fo:font-weight="normal" officeooo:rsid="0096dc3d" style:font-weight-asian="normal" style:font-weight-complex="normal"/>
    </style:style>
    <style:style style:name="T42" style:family="text">
      <style:text-properties officeooo:rsid="001b1735"/>
    </style:style>
    <style:style style:name="T43" style:family="text">
      <style:text-properties style:text-position="sub 58%" officeooo:rsid="001b1735"/>
    </style:style>
    <style:style style:name="T44" style:family="text">
      <style:text-properties officeooo:rsid="0032db47"/>
    </style:style>
    <style:style style:name="T45" style:family="text">
      <style:text-properties officeooo:rsid="004b3d6a"/>
    </style:style>
    <style:style style:name="T46" style:family="text">
      <style:text-properties fo:font-variant="normal" fo:text-transform="none" fo:color="#000000" fo:font-size="12pt" fo:letter-spacing="normal" fo:font-style="normal" fo:font-weight="normal" officeooo:rsid="006e7203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fo:font-size="12pt" fo:letter-spacing="normal" fo:font-style="normal" fo:font-weight="normal" officeooo:rsid="006fc2a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fo:font-size="12pt" fo:letter-spacing="normal" fo:font-style="normal" fo:font-weight="normal" officeooo:rsid="007058a8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fo:font-size="12pt" fo:letter-spacing="normal" fo:font-style="normal" fo:font-weight="normal" officeooo:rsid="00749cc2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fo:font-size="12pt" fo:letter-spacing="normal" fo:font-style="normal" fo:font-weight="normal" officeooo:rsid="007e2fd2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fo:font-size="12pt" fo:letter-spacing="normal" fo:font-style="normal" fo:font-weight="normal" officeooo:rsid="007e9031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fo:font-size="12pt" fo:letter-spacing="normal" fo:font-style="normal" fo:font-weight="normal" officeooo:rsid="007f8566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fo:font-size="12pt" fo:letter-spacing="normal" fo:font-style="normal" fo:font-weight="normal" officeooo:rsid="007fe798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fo:font-size="12pt" fo:letter-spacing="normal" fo:font-style="normal" fo:font-weight="normal" officeooo:rsid="00807ca1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fo:font-size="12pt" fo:letter-spacing="normal" fo:font-style="normal" fo:font-weight="normal" officeooo:rsid="00a2c307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fo:font-size="12pt" fo:letter-spacing="normal" fo:font-style="normal" fo:font-weight="normal" officeooo:rsid="00a4b185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fo:font-size="12pt" fo:letter-spacing="normal" fo:font-style="normal" fo:font-weight="normal" officeooo:rsid="00a5a03f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fo:font-size="12pt" fo:letter-spacing="normal" fo:font-style="normal" fo:font-weight="normal" officeooo:rsid="00a77662" style:font-size-asian="12pt" style:font-weight-asian="normal" style:font-size-complex="12pt" style:font-weight-complex="normal"/>
    </style:style>
    <style:style style:name="T59" style:family="text">
      <style:text-properties officeooo:rsid="00475d6f" style:font-weight-asian="bold" style:font-weight-complex="bold"/>
    </style:style>
    <style:style style:name="T60" style:family="text">
      <style:text-properties fo:color="#000000" fo:font-size="12pt" fo:font-weight="normal" officeooo:rsid="006e0c2e" style:font-size-asian="12pt" style:font-weight-asian="normal" style:font-size-complex="12pt" style:font-weight-complex="normal"/>
    </style:style>
    <style:style style:name="T61" style:family="text">
      <style:text-properties fo:color="#000000" fo:font-size="12pt" fo:font-weight="normal" officeooo:rsid="006e7203" style:font-size-asian="12pt" style:font-weight-asian="normal" style:font-size-complex="12pt" style:font-weight-complex="normal"/>
    </style:style>
    <style:style style:name="T62" style:family="text">
      <style:text-properties officeooo:rsid="00b31a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80: Assignment 04 Report</text:p>
      <text:p text:style-name="P1">Zachary Ferguson</text:p>
      <text:p text:style-name="P1"/>
      <text:p text:style-name="P2">Design <text:span text:style-name="T44">and Implementation</text:span>:</text:p>
      <text:p text:style-name="P2"><text:span text:style-name="T1"><text:tab/>The algorithms used to implement the decision tree and supporting functions come directly from the lecture notes. </text:span><text:span text:style-name="T2">Using the </text:span><text:span text:style-name="T3">pseudo-code</text:span><text:span text:style-name="T2"> to implement the functions in </text:span><text:span text:style-name="T4">LISP </text:span><text:span text:style-name="T2">required some thought, </text:span><text:span text:style-name="T32">however</text:span><text:span text:style-name="T2">. </text:span><text:span text:style-name="T5">Reading the </text:span><text:span text:style-name="T7">pseudo-code</text:span><text:span text:style-name="T5"> it is obvious how one might implement the function in a </text:span><text:span text:style-name="T6">C-like</text:span><text:span text:style-name="T5"> programming languag</text:span><text:span text:style-name="T33">e</text:span><text:span text:style-name="T5">. </text:span><text:span text:style-name="T7">This C code could have been reworked into a similar looking LISP version, but </text:span><text:span text:style-name="T8">some thought </text:span><text:span text:style-name="T34">is required </text:span><text:span text:style-name="T9">to</text:span><text:span text:style-name="T7"> utilize LISP’</text:span><text:span text:style-name="T35">s</text:span><text:span text:style-name="T7"> full </text:span><text:span text:style-name="T10">capabilities. </text:span><text:span text:style-name="T11">Attempting to utilize mapcar and list building functionalities, I opted for a more </text:span><text:span text:style-name="T15">in-line</text:span><text:span text:style-name="T11"> solution using lambda expressions. </text:span><text:span text:style-name="T12">This helped me produce concise easy to follow </text:span><text:span text:style-name="T36">code</text:span><text:span text:style-name="T14">.</text:span><text:span text:style-name="T13"> </text:span></text:p>
      <text:p text:style-name="P3"><text:span text:style-name="T13"><text:tab/></text:span><text:span text:style-name="T16">For Part C, </text:span><text:span text:style-name="T17">I had difficulty finding a data set that I could easily mapover to create examples. </text:span><text:span text:style-name="T37">T</text:span><text:span text:style-name="T17">he provided data sets include both </text:span><text:span text:style-name="T18">categorical</text:span><text:span text:style-name="T17"> and </text:span><text:span text:style-name="T19">real</text:span><text:span text:style-name="T17"> values, </text:span><text:span text:style-name="T38">creating a problem for my code</text:span><text:span text:style-name="T17">. </text:span><text:span text:style-name="T20">Because, by default, the assignment does not require the handling of floating-point values, </text:span><text:span text:style-name="T21">this limited the data sets I could </text:span><text:span text:style-name="T39">use</text:span><text:span text:style-name="T21">. </text:span><text:span text:style-name="T22">Two solutions to this are to ignore the floating-point attributes </text:span><text:span text:style-name="T23">or to convert them to a </text:span><text:span text:style-name="T24">categorical</text:span><text:span text:style-name="T23"> value in terms of their mean. </text:span><text:span text:style-name="T25">For </text:span><text:span text:style-name="T26">simplicity</text:span><text:span text:style-name="T25">, I choose the former </text:span><text:span text:style-name="T40">to create usable examples</text:span><text:span text:style-name="T25">. </text:span><text:span text:style-name="T27">In addition, I used the </text:span><text:span text:style-name="T28">UCI Machine Learning Repository to get a data set of purely </text:span><text:span text:style-name="T29">categorical</text:span><text:span text:style-name="T28"> attributes. </text:span><text:span text:style-name="T29">I choose to utilize the Balloon Data Set, </text:span><text:span text:style-name="T30">which came in handy when testing the resulting decision-tree</text:span><text:span text:style-name="T41">s</text:span><text:span text:style-name="T30">.</text:span></text:p>
      <text:p text:style-name="P2"/>
      <text:p text:style-name="P2">Reflection:</text:p>
      <text:p text:style-name="P6"><text:tab/><text:span text:style-name="T42">This project helped me to better understand the functions behind building a decision tree. The impurity functions are straight forward mathematical summations, but the remainder function was a slight mystery going into the project. My confusions included: what are the inputs to the impurity function, and what is the X</text:span><text:span text:style-name="T43">j</text:span><text:span text:style-name="T42"> subset. Implementing the remainder function help me to understand that the impurity function takes the probability of each label in X</text:span><text:span text:style-name="T43">j </text:span><text:span text:style-name="T42">and the X</text:span><text:span text:style-name="T43">j</text:span><text:span text:style-name="T42"> subset is the set of <text:s/>all samples with the feature value j.</text:span></text:p>
      <text:p text:style-name="P6"><text:tab/><text:span text:style-name="T62">Implementing the decision tree helped me to better understand the construction and functionality of decision trees. As the pseudo-code indicates, the tree is best built use a recursive method. This an exploit of the recursive nature of decision trees, each subtree is a decision tree. This fact became obvious as I implemented the build-decision-tree function.</text:span></text:p>
      <text:p text:style-name="P6"><text:tab/></text:p>
      <text:p text:style-name="P2"/>
      <text:p text:style-name="P4"><text:span text:style-name="T45">Analyzing the </text:span>Results:</text:p>
      <text:p text:style-name="P5"><text:span text:style-name="T59"><text:tab/></text:span><text:span text:style-name="T31">The previou</text:span><text:span text:style-name="T60">sly mentioned balloon data set came in handy when analyzing the output decision trees. </text:span><text:span text:style-name="T61">Provided with each data set was a descriptor for when the label is true (ex. </text:span><text:span text:style-name="T46">adult-stretch.data Inflated is true if age=adult or act=stretch). </text:span><text:span text:style-name="T47">This was extremely useful because </text:span><text:span text:style-name="T55">I could check that </text:span><text:span text:style-name="T47">my decision trees matched this expected behavior.</text:span><text:span text:style-name="T48"> I</text:span><text:span text:style-name="T56">n </text:span><text:span text:style-name="T58">essence</text:span><text:span text:style-name="T56">, I</text:span><text:span text:style-name="T48"> could treat them as unit-test</text:span><text:span text:style-name="T57">s for</text:span><text:span text:style-name="T48"> my project.</text:span></text:p>
      <text:p text:style-name="P5"><text:span text:style-name="T48"><text:tab/></text:span><text:span text:style-name="T49">Using the provided function, find-label-for-example, I was also able t</text:span><text:span text:style-name="T50">o test the trees produced to make sure the output labels matched that of the training examples. </text:span><text:span text:style-name="T51">Similar to Part B but using only one example set, I </text:span><text:span text:style-name="T52">was able to ensure that for the training set the decision trees always </text:span><text:span text:style-name="T53">produced the correct label. This test in practice has no realistic purpose, but it is a good test to make sure the decision </text:span><text:span text:style-name="T54">tree works to some degre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4:16:37.763409194</meta:creation-date>
    <meta:generator>LibreOffice/5.1.4.2$Linux_X86_64 LibreOffice_project/10m0$Build-2</meta:generator>
    <dc:date>2016-10-05T18:58:07.477803867</dc:date>
    <meta:editing-duration>PT2H20M49S</meta:editing-duration>
    <meta:editing-cycles>119</meta:editing-cycles>
    <meta:document-statistic meta:table-count="0" meta:image-count="0" meta:object-count="0" meta:page-count="1" meta:paragraph-count="12" meta:word-count="517" meta:character-count="3200" meta:non-whitespace-character-count="2685"/>
  </office:meta>
</office:document-meta>
</file>